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</table:table-row>
      </table:table>
      <table:table table:name="Sheet 2">
        <table:table-column/>
        <table:table-column/>
        <table:table-column/>
        <table:table-row>
          <table:table-cell office:value-type="string">
            <text:p>row 1</text:p>
          </table:table-cell>
          <table:table-cell office:value-type="string">
            <text:p>row 2</text:p>
          </table:table-cell>
          <table:table-cell office:value-type="string">
            <text:p>row 3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08T03:38:20.993091</meta:creation-date>
    <dc:date>2023-02-08T03:38:20.996348</dc:date>
    <meta:generator>http://pypi.python.org/pypi/ezodf/0.1.0$Python3.9.16 (main, Feb  4 2023, 12:10:12) 
[GCC 10.2.1 20210110]</meta:generator>
    <meta:document-statistic/>
    <meta:editing-cycles>1</meta:editing-cycles>
  </office:meta>
</office:document-meta>
</file>